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46pt" svg:height="488.66pt" svg:x="337.95pt" svg:y="21.09pt">
            <draw:object draw:notify-on-update-of-ranges="charts.A2:charts.A35 charts.C1:charts.C1 charts.C2:charts.C35 charts.D1:charts.D1 charts.D2:charts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  <table:table-row table:style-name="ro1">
          <table:table-cell table:formula="of:=[$combined_count.H68]" office:value-type="string" office:string-value="20190510" calcext:value-type="string">
            <text:p>20190510</text:p>
          </table:table-cell>
          <table:table-cell table:formula="of:=[$combined_count.I68]" office:value-type="float" office:value="18108" calcext:value-type="float">
            <text:p>18108</text:p>
          </table:table-cell>
          <table:table-cell table:formula="of:=[$combined_count.J68]" office:value-type="float" office:value="17936" calcext:value-type="float">
            <text:p>17936</text:p>
          </table:table-cell>
          <table:table-cell table:formula="of:=[$combined_count.K68]" office:value-type="float" office:value="172" calcext:value-type="float">
            <text:p>172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233" calcext:value-type="float">
            <text:p>1233</text:p>
          </table:table-cell>
          <table:table-cell office:value-type="float" office:value="716" calcext:value-type="float">
            <text:p>71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IF(ISNUMBER(FIND(&quot;full&quot;;[.A67]));LEFT([.A67];8);&quot;&quot;)">
            <text:p/>
          </table:table-cell>
          <table:table-cell table:formula="of:=IF(ISNUMBER(FIND(&quot;full&quot;;[.A67]));[.B67];&quot;&quot;)">
            <text:p/>
          </table:table-cell>
          <table:table-cell table:formula="of:=IF(ISNUMBER([.I67]-[.K67]);[.I67]-[.K67];&quot;&quot;)">
            <text:p/>
          </table:table-cell>
          <table:table-cell table:formula="of:=IF(ISNUMBER(FIND(&quot;full&quot;;[.A67]));[.B6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_full.trig.gz</text:p>
          </table:table-cell>
          <table:table-cell office:value-type="float" office:value="18108" calcext:value-type="float">
            <text:p>18108</text:p>
          </table:table-cell>
          <table:table-cell office:value-type="float" office:value="72432" calcext:value-type="float">
            <text:p>72432</text:p>
          </table:table-cell>
          <table:table-cell office:value-type="float" office:value="144485" calcext:value-type="float">
            <text:p>144485</text:p>
          </table:table-cell>
          <table:table-cell office:value-type="float" office:value="84598" calcext:value-type="float">
            <text:p>84598</text:p>
          </table:table-cell>
          <table:table-cell office:value-type="float" office:value="135379" calcext:value-type="float">
            <text:p>135379</text:p>
          </table:table-cell>
          <table:table-cell/>
          <table:table-cell table:formula="of:=IF(ISNUMBER(FIND(&quot;full&quot;;[.A68]));LEFT([.A68];8);&quot;&quot;)" office:value-type="string" office:string-value="20190510" calcext:value-type="string">
            <text:p>20190510</text:p>
          </table:table-cell>
          <table:table-cell table:formula="of:=IF(ISNUMBER(FIND(&quot;full&quot;;[.A68]));[.B68];&quot;&quot;)" office:value-type="float" office:value="18108" calcext:value-type="float">
            <text:p>18108</text:p>
          </table:table-cell>
          <table:table-cell table:formula="of:=IF(ISNUMBER([.I68]-[.K68]);[.I68]-[.K68];&quot;&quot;)" office:value-type="float" office:value="17936" calcext:value-type="float">
            <text:p>17936</text:p>
          </table:table-cell>
          <table:table-cell table:formula="of:=IF(ISNUMBER(FIND(&quot;full&quot;;[.A68]));[.B67];&quot;&quot;)" office:value-type="float" office:value="172" calcext:value-type="float">
            <text:p>17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5:53:55.624002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5-13T15:54:41.231102734</dc:date>
    <dc:creator>Tobias Kuhn</dc:creator>
    <meta:editing-duration>PT39M55S</meta:editing-duration>
    <meta:editing-cycles>17</meta:editing-cycles>
    <meta:document-statistic meta:table-count="2" meta:cell-count="8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7.24cm" xlink:href=".." xlink:type="simple" chart:class="chart:bar" chart:style-name="ch1">
        <chart:legend chart:legend-position="end" svg:x="14.211cm" svg:y="8.072cm" style:legend-expansion="high" chart:style-name="ch2"/>
        <chart:plot-area chart:style-name="ch3" table:cell-range-address="charts.A2:charts.A35 charts.C1:charts.D35" chart:data-source-has-labels="both" svg:x="0.319cm" svg:y="0.344cm" svg:width="13.573cm" svg:height="16.552cm">
          <chartooo:coordinate-region svg:x="2.052cm" svg:y="0.344cm" svg:width="11.375cm" svg:height="15.905cm"/>
          <chart:axis chart:dimension="x" chart:name="primary-x" chart:style-name="ch4" chartooo:axis-type="auto">
            <chartooo:date-scale/>
            <chart:categories table:cell-range-address="charts.A2:chart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35" chart:label-cell-address="charts.C1:charts.C1" chart:class="chart:bar">
            <chart:data-point chart:repeated="34"/>
          </chart:series>
          <chart:series chart:style-name="ch8" chart:values-cell-range-address="charts.D2:charts.D35" chart:label-cell-address="charts.D1:charts.D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35</svg:desc>
                </draw:g>
              </table:table-cell>
              <table:table-cell office:value-type="float" office:value="0">
                <text:p>0</text:p>
                <draw:g>
                  <svg:desc>charts.C2:charts.C35</svg:desc>
                </draw:g>
              </table:table-cell>
              <table:table-cell office:value-type="float" office:value="9018">
                <text:p>9018</text:p>
                <draw:g>
                  <svg:desc>charts.D2:charts.D35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0510</text:p>
              </table:table-cell>
              <table:table-cell office:value-type="float" office:value="17936">
                <text:p>17936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